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office:font-face-decls>
  <office:automatic-styles>
    <style:style style:name="P1" style:family="paragraph" style:parent-style-name="Standard">
      <style:text-properties style:font-name="Open Sans Extrabold" fo:font-size="16pt" fo:font-weight="bold" officeooo:rsid="001599e0" officeooo:paragraph-rsid="001599e0" style:font-size-asian="16pt" style:font-weight-asian="bold" style:font-size-complex="16pt" style:font-weight-complex="bold"/>
    </style:style>
    <style:style style:name="P2" style:family="paragraph" style:parent-style-name="Standard">
      <style:text-properties style:font-name="Liberation Serif1" fo:font-size="14pt" fo:font-weight="bold" officeooo:rsid="001599e0" officeooo:paragraph-rsid="001599e0" style:font-size-asian="14pt" style:font-weight-asian="bold" style:font-size-complex="14pt" style:font-weight-complex="bold"/>
    </style:style>
    <style:style style:name="P3" style:family="paragraph" style:parent-style-name="Standard">
      <style:text-properties style:font-name="Liberation Serif1" fo:font-size="12pt" fo:font-weight="normal" officeooo:rsid="001599e0" officeooo:paragraph-rsid="001599e0" style:font-size-asian="10.5pt" style:font-weight-asian="normal" style:font-size-complex="12pt" style:font-weight-complex="normal"/>
    </style:style>
    <style:style style:name="P4" style:family="paragraph" style:parent-style-name="Standard">
      <style:text-properties style:font-name="Liberation Serif1" fo:font-size="12pt" fo:font-weight="bold" officeooo:rsid="001599e0" officeooo:paragraph-rsid="001599e0" style:font-size-asian="10.5pt" style:font-weight-asian="bold" style:font-size-complex="12pt" style:font-weight-complex="bold"/>
    </style:style>
    <style:style style:name="P5" style:family="paragraph" style:parent-style-name="Standard">
      <style:text-properties style:font-name="Liberation Serif1" fo:font-size="14pt" fo:font-weight="bold" officeooo:rsid="0018ef43" officeooo:paragraph-rsid="0018ef43" style:font-size-asian="14pt" style:font-weight-asian="bold" style:font-size-complex="14pt" style:font-weight-complex="bold"/>
    </style:style>
    <style:style style:name="P6" style:family="paragraph" style:parent-style-name="Standard">
      <style:text-properties style:font-name="Liberation Serif1" fo:font-size="12pt" fo:font-weight="bold" officeooo:rsid="0018ef43" officeooo:paragraph-rsid="0018ef43" style:font-size-asian="10.5pt" style:font-weight-asian="bold" style:font-size-complex="12pt" style:font-weight-complex="bold"/>
    </style:style>
    <style:style style:name="P7" style:family="paragraph" style:parent-style-name="Standard">
      <style:text-properties style:font-name="Liberation Serif1" fo:font-size="12pt" fo:font-weight="normal" officeooo:rsid="0018ef43" officeooo:paragraph-rsid="0018ef43" style:font-size-asian="10.5pt" style:font-weight-asian="normal" style:font-size-complex="12pt" style:font-weight-complex="normal"/>
    </style:style>
    <style:style style:name="P8" style:family="paragraph" style:parent-style-name="Standard">
      <style:text-properties style:font-name="Liberation Serif1" fo:font-size="14pt" fo:font-weight="bold" officeooo:rsid="0018ef43" officeooo:paragraph-rsid="001be8ce" style:font-size-asian="14pt" style:font-weight-asian="bold" style:font-size-complex="14pt" style:font-weight-complex="bold"/>
    </style:style>
    <style:style style:name="P9" style:family="paragraph" style:parent-style-name="Standard">
      <style:text-properties style:font-name="Liberation Serif1" fo:font-size="12pt" fo:font-weight="normal" officeooo:rsid="0018ef43" officeooo:paragraph-rsid="001be8ce" style:font-size-asian="12pt" style:font-weight-asian="normal" style:font-size-complex="12pt" style:font-weight-complex="normal"/>
    </style:style>
    <style:style style:name="P10" style:family="paragraph" style:parent-style-name="Standard">
      <style:text-properties style:font-name="Liberation Serif1" fo:font-size="12pt" fo:font-weight="normal" officeooo:rsid="001be8ce" officeooo:paragraph-rsid="001be8ce" style:font-size-asian="12pt" style:font-weight-asian="normal" style:font-size-complex="12pt" style:font-weight-complex="normal"/>
    </style:style>
    <style:style style:name="P11" style:family="paragraph" style:parent-style-name="Standard">
      <style:text-properties style:font-name="Liberation Serif1" fo:font-size="14pt" fo:font-weight="bold" officeooo:rsid="001be8ce" officeooo:paragraph-rsid="001be8ce"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officeooo:rsid="00170454" style:font-weight-asian="normal" style:font-weight-complex="normal"/>
    </style:style>
    <style:style style:name="T3" style:family="text">
      <style:text-properties fo:font-weight="normal" style:font-weight-asian="normal" style:font-weight-complex="normal"/>
    </style:style>
    <style:style style:name="T4" style:family="text">
      <style:text-properties officeooo:rsid="001be8ce"/>
    </style:style>
    <style:style style:name="T5" style:family="text">
      <style:text-properties fo:font-size="12pt" fo:font-weight="normal" officeooo:rsid="001be8ce" style:font-size-asian="12pt" style:font-weight-asian="normal" style:font-size-complex="12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weight="normal" officeooo:rsid="001cd668"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e09b1" style:font-size-asian="12pt" style:font-weight-asian="normal" style:font-size-complex="12pt" style:font-weight-complex="normal"/>
    </style:style>
    <style:style style:name="T10" style:family="text">
      <style:text-properties officeooo:rsid="001cd668"/>
    </style:style>
    <style:style style:name="T11" style:family="text">
      <style:text-properties officeooo:rsid="001fe5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4</text:p>
      <text:p text:style-name="P1"/>
      <text:p text:style-name="P2">1.</text:p>
      <text:p text:style-name="P2"><text:s text:c="4"/>a)</text:p>
      <text:p text:style-name="P3"><text:tab/><text:span text:style-name="T1">SSTF – </text:span>This algorithm aims to pick the request closest to the current position on the disk as possible. This minimizes seek time and takes rotational delay into consideration.</text:p>
      <text:p text:style-name="P3"/>
      <text:p text:style-name="P3"><text:tab/><text:span text:style-name="T1">SCAN - <text:s/></text:span>This algorithm moves in one direction and selects the request closest to the current position, then reverses direction when it reaches the end.</text:p>
      <text:p text:style-name="P3"><text:tab/></text:p>
      <text:p text:style-name="P3"><text:tab/><text:span text:style-name="T1">C-SCAN – </text:span>This algorithm is the same as SCAN but when it reaches the end it doesn’t reverse direction, instead it wraps back around to the beginning and continues in the same direction.</text:p>
      <text:p text:style-name="P3"/>
      <text:p text:style-name="P2"><text:s text:c="4"/>b)</text:p>
      <text:p text:style-name="P4"><text:tab/><text:span text:style-name="T2">hand drawn</text:span></text:p>
      <text:p text:style-name="P4"><text:span text:style-name="T2"/></text:p>
      <text:p text:style-name="P4"><text:span text:style-name="T2"/></text:p>
      <text:p text:style-name="P5">2.</text:p>
      <text:p text:style-name="P6"><text:tab/><text:span text:style-name="T3">RAID-0:<text:tab/>C. Failure of one disk causes loss of data</text:span></text:p>
      <text:p text:style-name="P7"><text:tab/>RAID-1:<text:tab/>A. Wastes disk capacity</text:p>
      <text:p text:style-name="P7"><text:tab/>RAID-4:<text:tab/>D. Parity disk is performance bottleneck<text:line-break/><text:tab/>RAID-5:<text:tab/>B. Complicated calculation of data and parity location</text:p>
      <text:p text:style-name="P6"><text:span text:style-name="T3"/></text:p>
      <text:p text:style-name="P5">3.</text:p>
      <text:p text:style-name="P7"><text:tab/>hand drawn</text:p>
      <text:p text:style-name="P6"><text:span text:style-name="T3"/></text:p>
      <text:p text:style-name="P5">4.</text:p>
      <text:p text:style-name="P5"><text:span text:style-name="T4"><text:s text:c="4"/>a)</text:span></text:p>
      <text:p text:style-name="P8"><text:tab/><text:span text:style-name="T5">The largest supported file is found by the following expression:</text:span></text:p>
      <text:p text:style-name="P9"><text:span text:style-name="T4"><text:tab/></text:span>(12 × 8KB) + (2048 × 8KB) + (2048 × 2048 × 8KB) + (2048 × 2048 × 2048 × 8KB)<text:tab/></text:p>
      <text:p text:style-name="P10"><text:tab/></text:p>
      <text:p text:style-name="P10"><text:s text:c="4"/><text:span text:style-name="T6">b)</text:span></text:p>
      <text:p text:style-name="P11"><text:tab/><text:span text:style-name="T7">Root Directory (1)</text:span><text:span text:style-name="T8"> – Reading content of root directory </text:span><text:span text:style-name="T9">to find i-node of /a</text:span></text:p>
      <text:p text:style-name="P10"/>
      <text:p text:style-name="P10"><text:tab/><text:span text:style-name="T10">I-Node (1) </text:span>– Reading the i-node structure of file /a <text:span text:style-name="T11">to access file’s block pointers</text:span></text:p>
      <text:p text:style-name="P10"/>
      <text:p text:style-name="P10"><text:tab/><text:span text:style-name="T10">Single I</text:span>ndirect <text:span text:style-name="T10">B</text:span>lock <text:span text:style-name="T10">(1)</text:span> – Reading the <text:span text:style-name="T10">access pointer to block 14</text:span></text:p>
      <text:p text:style-name="P10"><text:tab/></text:p>
      <text:p text:style-name="P10"><text:tab/><text:span text:style-name="T10">Block 14 (1)</text:span> – Reading the content of block 14 of the file /a</text:p>
      <text:p text:style-name="P10"/>
      <text:p text:style-name="P10"><text:tab/>= 4 disk rea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10:50:42.280524633</meta:creation-date>
    <dc:date>2025-04-16T15:24:02.355399500</dc:date>
    <meta:editing-duration>PT45M22S</meta:editing-duration>
    <meta:editing-cycles>5</meta:editing-cycles>
    <meta:generator>LibreOffice/25.2.2.2$Windows_X86_64 LibreOffice_project/7370d4be9e3cf6031a51beef54ff3bda878e3fac</meta:generator>
    <meta:document-statistic meta:table-count="0" meta:image-count="0" meta:object-count="0" meta:page-count="1" meta:paragraph-count="27" meta:word-count="216" meta:character-count="1224" meta:non-whitespace-character-count="989"/>
  </office:meta>
</office:document-meta>
</file>